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173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43"/>
    <style:style style:name="ce2" style:family="table-cell" style:parent-style-name="Default" style:data-style-name="N120"/>
    <style:style style:name="ce3" style:family="table-cell" style:parent-style-name="Default" style:data-style-name="N11"/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column table:style-name="co2" table:default-cell-style-name="ce2"/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office:value-type="time" office:time-value="PT20H57M01S" calcext:value-type="time">
            <text:p>08:57:01 PM</text:p>
          </table:table-cell>
          <table:table-cell office:value-type="string" calcext:value-type="string">
            <text:p>DBG</text:p>
          </table:table-cell>
          <table:table-cell office:value-type="string" calcext:value-type="string">
            <text:p>'H':</text:p>
          </table:table-cell>
          <table:table-cell office:value-type="float" office:value="353" calcext:value-type="float">
            <text:p>353</text:p>
          </table:table-cell>
          <table:table-cell table:formula="of:=[.D1]/[.$D$18]" office:value-type="percentage" office:value="0.000000011796748375023" calcext:value-type="percentage">
            <text:p>0.0000%</text:p>
          </table:table-cell>
          <table:table-cell table:formula="of:=[.D1]/[.$D$20]" office:value-type="percentage" office:value="0.000000409551503547858" calcext:value-type="percentage">
            <text:p>0.0000%</text:p>
          </table:table-cell>
          <table:table-cell table:number-columns-repeated="3"/>
        </table:table-row>
        <table:table-row table:style-name="ro1">
          <table:table-cell office:value-type="time" office:time-value="PT20H57M01S" calcext:value-type="time">
            <text:p>08:57:01 PM</text:p>
          </table:table-cell>
          <table:table-cell office:value-type="string" calcext:value-type="string">
            <text:p>DBG</text:p>
          </table:table-cell>
          <table:table-cell office:value-type="string" calcext:value-type="string">
            <text:p>'D':</text:p>
          </table:table-cell>
          <table:table-cell office:value-type="float" office:value="358" calcext:value-type="float">
            <text:p>358</text:p>
          </table:table-cell>
          <table:table-cell table:formula="of:=[.D2]/[.$D$18]" office:value-type="percentage" office:value="0.0000000119638411282103" calcext:value-type="percentage">
            <text:p>0.0000%</text:p>
          </table:table-cell>
          <table:table-cell table:formula="of:=[.D2]/[.$D$20]" office:value-type="percentage" office:value="0.000000415352516345987" calcext:value-type="percentage">
            <text:p>0.0000%</text:p>
          </table:table-cell>
          <table:table-cell table:number-columns-repeated="3"/>
        </table:table-row>
        <table:table-row table:style-name="ro1">
          <table:table-cell office:value-type="time" office:time-value="PT20H57M01S" calcext:value-type="time">
            <text:p>08:57:01 PM</text:p>
          </table:table-cell>
          <table:table-cell office:value-type="string" calcext:value-type="string">
            <text:p>DBG</text:p>
          </table:table-cell>
          <table:table-cell office:value-type="string" calcext:value-type="string">
            <text:p>'V':</text:p>
          </table:table-cell>
          <table:table-cell office:value-type="float" office:value="386" calcext:value-type="float">
            <text:p>386</text:p>
          </table:table-cell>
          <table:table-cell table:formula="of:=[.D3]/[.$D$18]" office:value-type="percentage" office:value="0.0000000128995605460591" calcext:value-type="percentage">
            <text:p>0.0000%</text:p>
          </table:table-cell>
          <table:table-cell table:formula="of:=[.D3]/[.$D$20]" office:value-type="percentage" office:value="0.000000447838188015505" calcext:value-type="percentage">
            <text:p>0.0000%</text:p>
          </table:table-cell>
          <table:table-cell table:number-columns-repeated="3"/>
        </table:table-row>
        <table:table-row table:style-name="ro1">
          <table:table-cell office:value-type="time" office:time-value="PT20H57M01S" calcext:value-type="time">
            <text:p>08:57:01 PM</text:p>
          </table:table-cell>
          <table:table-cell office:value-type="string" calcext:value-type="string">
            <text:p>DBG</text:p>
          </table:table-cell>
          <table:table-cell office:value-type="string" calcext:value-type="string">
            <text:p>'B':</text:p>
          </table:table-cell>
          <table:table-cell office:value-type="float" office:value="417" calcext:value-type="float">
            <text:p>417</text:p>
          </table:table-cell>
          <table:table-cell table:formula="of:=[.D4]/[.$D$18]" office:value-type="percentage" office:value="0.0000000139355356158203" calcext:value-type="percentage">
            <text:p>0.0000%</text:p>
          </table:table-cell>
          <table:table-cell table:formula="of:=[.D4]/[.$D$20]" office:value-type="percentage" office:value="0.000000483804467363901" calcext:value-type="percentage">
            <text:p>0.0000%</text:p>
          </table:table-cell>
          <table:table-cell table:number-columns-repeated="3"/>
        </table:table-row>
        <table:table-row table:style-name="ro1">
          <table:table-cell office:value-type="time" office:time-value="PT20H57M01S" calcext:value-type="time">
            <text:p>08:57:01 PM</text:p>
          </table:table-cell>
          <table:table-cell office:value-type="string" calcext:value-type="string">
            <text:p>DBG</text:p>
          </table:table-cell>
          <table:table-cell office:value-type="string" calcext:value-type="string">
            <text:p>'M':</text:p>
          </table:table-cell>
          <table:table-cell office:value-type="float" office:value="7496" calcext:value-type="float">
            <text:p>7496</text:p>
          </table:table-cell>
          <table:table-cell table:formula="of:=[.D5]/[.$D$18]" office:value-type="percentage" office:value="0.000000250505455578392" calcext:value-type="percentage">
            <text:p>0.0000%</text:p>
          </table:table-cell>
          <table:table-cell table:formula="of:=[.D5]/[.$D$20]" office:value-type="percentage" office:value="0.00000869687838695395" calcext:value-type="percentage">
            <text:p>0.0009%</text:p>
          </table:table-cell>
          <table:table-cell table:number-columns-repeated="3"/>
        </table:table-row>
        <table:table-row table:style-name="ro1">
          <table:table-cell office:value-type="time" office:time-value="PT20H57M01S" calcext:value-type="time">
            <text:p>08:57:01 PM</text:p>
          </table:table-cell>
          <table:table-cell office:value-type="string" calcext:value-type="string">
            <text:p>DBG</text:p>
          </table:table-cell>
          <table:table-cell office:value-type="string" calcext:value-type="string">
            <text:p>'W':</text:p>
          </table:table-cell>
          <table:table-cell office:value-type="float" office:value="7935" calcext:value-type="float">
            <text:p>7935</text:p>
          </table:table-cell>
          <table:table-cell table:formula="of:=[.D6]/[.$D$18]" office:value-type="percentage" office:value="0.000000265176199308236" calcext:value-type="percentage">
            <text:p>0.0000%</text:p>
          </table:table-cell>
          <table:table-cell table:formula="of:=[.D6]/[.$D$20]" office:value-type="percentage" office:value="0.00000920620731062962" calcext:value-type="percentage">
            <text:p>0.0009%</text:p>
          </table:table-cell>
          <table:table-cell table:number-columns-repeated="3"/>
        </table:table-row>
        <table:table-row table:style-name="ro1">
          <table:table-cell office:value-type="time" office:time-value="PT20H57M01S" calcext:value-type="time">
            <text:p>08:57:01 PM</text:p>
          </table:table-cell>
          <table:table-cell office:value-type="string" calcext:value-type="string">
            <text:p>DBG</text:p>
          </table:table-cell>
          <table:table-cell office:value-type="string" calcext:value-type="string">
            <text:p>'K':</text:p>
          </table:table-cell>
          <table:table-cell office:value-type="float" office:value="9531" calcext:value-type="float">
            <text:p>9531</text:p>
          </table:table-cell>
          <table:table-cell table:formula="of:=[.D7]/[.$D$18]" office:value-type="percentage" office:value="0.00000031851220612562" calcext:value-type="percentage">
            <text:p>0.0000%</text:p>
          </table:table-cell>
          <table:table-cell table:formula="of:=[.D7]/[.$D$20]" office:value-type="percentage" office:value="0.0000110578905957922" calcext:value-type="percentage">
            <text:p>0.0011%</text:p>
          </table:table-cell>
          <table:table-cell table:number-columns-repeated="3"/>
        </table:table-row>
        <table:table-row table:style-name="ro1">
          <table:table-cell office:value-type="time" office:time-value="PT20H57M01S" calcext:value-type="time">
            <text:p>08:57:01 PM</text:p>
          </table:table-cell>
          <table:table-cell office:value-type="string" calcext:value-type="string">
            <text:p>DBG</text:p>
          </table:table-cell>
          <table:table-cell office:value-type="string" calcext:value-type="string">
            <text:p>'S':</text:p>
          </table:table-cell>
          <table:table-cell office:value-type="float" office:value="11334" calcext:value-type="float">
            <text:p>11334</text:p>
          </table:table-cell>
          <table:table-cell table:formula="of:=[.D8]/[.$D$18]" office:value-type="percentage" office:value="0.000000378765852924959" calcext:value-type="percentage">
            <text:p>0.0000%</text:p>
          </table:table-cell>
          <table:table-cell table:formula="of:=[.D8]/[.$D$20]" office:value-type="percentage" office:value="0.0000131497358107972" calcext:value-type="percentage">
            <text:p>0.0013%</text:p>
          </table:table-cell>
          <table:table-cell table:number-columns-repeated="3"/>
        </table:table-row>
        <table:table-row table:style-name="ro1">
          <table:table-cell office:value-type="time" office:time-value="PT20H57M01S" calcext:value-type="time">
            <text:p>08:57:01 PM</text:p>
          </table:table-cell>
          <table:table-cell office:value-type="string" calcext:value-type="string">
            <text:p>DBG</text:p>
          </table:table-cell>
          <table:table-cell office:value-type="string" calcext:value-type="string">
            <text:p>'Y':</text:p>
          </table:table-cell>
          <table:table-cell office:value-type="float" office:value="17354" calcext:value-type="float">
            <text:p>17354</text:p>
          </table:table-cell>
          <table:table-cell table:formula="of:=[.D9]/[.$D$18]" office:value-type="percentage" office:value="0.000000579945527762461" calcext:value-type="percentage">
            <text:p>0.0001%</text:p>
          </table:table-cell>
          <table:table-cell table:formula="of:=[.D9]/[.$D$20]" office:value-type="percentage" office:value="0.0000201341552197437" calcext:value-type="percentage">
            <text:p>0.0020%</text:p>
          </table:table-cell>
          <table:table-cell table:number-columns-repeated="3"/>
        </table:table-row>
        <table:table-row table:style-name="ro1">
          <table:table-cell office:value-type="time" office:time-value="PT20H57M01S" calcext:value-type="time">
            <text:p>08:57:01 PM</text:p>
          </table:table-cell>
          <table:table-cell office:value-type="string" calcext:value-type="string">
            <text:p>DBG</text:p>
          </table:table-cell>
          <table:table-cell office:value-type="string" calcext:value-type="string">
            <text:p>'R':</text:p>
          </table:table-cell>
          <table:table-cell office:value-type="float" office:value="19080" calcext:value-type="float">
            <text:p>19080</text:p>
          </table:table-cell>
          <table:table-cell table:formula="of:=[.D10]/[.$D$18]" office:value-type="percentage" office:value="0.000000637625946162715" calcext:value-type="percentage">
            <text:p>0.0001%</text:p>
          </table:table-cell>
          <table:table-cell table:formula="of:=[.D10]/[.$D$20]" office:value-type="percentage" office:value="0.0000221366648376576" calcext:value-type="percentage">
            <text:p>0.0022%</text:p>
          </table:table-cell>
          <table:table-cell table:number-columns-repeated="2"/>
          <table:table-cell table:formula="of:=SUM([.D1:.D10])" office:value-type="float" office:value="74244" calcext:value-type="float">
            <text:p>74244</text:p>
          </table:table-cell>
        </table:table-row>
        <table:table-row table:style-name="ro1">
          <table:table-cell office:value-type="time" office:time-value="PT20H57M01S" calcext:value-type="time">
            <text:p>08:57:01 PM</text:p>
          </table:table-cell>
          <table:table-cell office:value-type="string" calcext:value-type="string">
            <text:p>DBG</text:p>
          </table:table-cell>
          <table:table-cell office:value-type="string" calcext:value-type="string">
            <text:p>'N':</text:p>
          </table:table-cell>
          <table:table-cell office:value-type="float" office:value="189667" calcext:value-type="float">
            <text:p>189667</text:p>
          </table:table-cell>
          <table:table-cell table:formula="of:=[.D11]/[.$D$18]" office:value-type="percentage" office:value="0.00000633839624375491" calcext:value-type="percentage">
            <text:p>0.0006%</text:p>
          </table:table-cell>
          <table:table-cell table:formula="of:=[.D11]/[.$D$20]" office:value-type="percentage" office:value="0.00022005213887652" calcext:value-type="percentage">
            <text:p>0.0220%</text:p>
          </table:table-cell>
          <table:table-cell table:number-columns-repeated="2"/>
          <table:table-cell table:style-name="ce3" table:formula="of:=[.I10]/[.D20]" office:value-type="percentage" office:value="0.0000861380788368476" calcext:value-type="percentage">
            <text:p>0.01%</text:p>
          </table:table-cell>
        </table:table-row>
        <table:table-row table:style-name="ro1">
          <table:table-cell office:value-type="time" office:time-value="PT20H57M01S" calcext:value-type="time">
            <text:p>08:57:01 PM</text:p>
          </table:table-cell>
          <table:table-cell office:value-type="string" calcext:value-type="string">
            <text:p>DBG</text:p>
          </table:table-cell>
          <table:table-cell office:value-type="string" calcext:value-type="string">
            <text:p>'U':</text:p>
          </table:table-cell>
          <table:table-cell office:value-type="float" office:value="181037477" calcext:value-type="float">
            <text:p>181037477</text:p>
          </table:table-cell>
          <table:table-cell table:formula="of:=[.D12]/[.$D$18]" office:value-type="percentage" office:value="0.00605001009240229" calcext:value-type="percentage">
            <text:p>0.6050%</text:p>
          </table:table-cell>
          <table:table-cell table:formula="of:=[.D12]/[.$D$20]" office:value-type="percentage" office:value="0.210040144203572" calcext:value-type="percentage">
            <text:p>21.0040%</text:p>
          </table:table-cell>
          <table:table-cell table:number-columns-repeated="3"/>
        </table:table-row>
        <table:table-row table:style-name="ro1">
          <table:table-cell office:value-type="time" office:time-value="PT20H57M01S" calcext:value-type="time">
            <text:p>08:57:01 PM</text:p>
          </table:table-cell>
          <table:table-cell office:value-type="string" calcext:value-type="string">
            <text:p>DBG</text:p>
          </table:table-cell>
          <table:table-cell office:value-type="string" calcext:value-type="string">
            <text:p>'C':</text:p>
          </table:table-cell>
          <table:table-cell office:value-type="float" office:value="196170946" calcext:value-type="float">
            <text:p>196170946</text:p>
          </table:table-cell>
          <table:table-cell table:formula="of:=[.D13]/[.$D$18]" office:value-type="percentage" office:value="0.00655574869249921" calcext:value-type="percentage">
            <text:p>0.6556%</text:p>
          </table:table-cell>
          <table:table-cell table:formula="of:=[.D13]/[.$D$20]" office:value-type="percentage" office:value="0.227598033673387" calcext:value-type="percentage">
            <text:p>22.7598%</text:p>
          </table:table-cell>
          <table:table-cell table:number-columns-repeated="3"/>
        </table:table-row>
        <table:table-row table:style-name="ro1">
          <table:table-cell office:value-type="time" office:time-value="PT20H57M01S" calcext:value-type="time">
            <text:p>08:57:01 PM</text:p>
          </table:table-cell>
          <table:table-cell office:value-type="string" calcext:value-type="string">
            <text:p>DBG</text:p>
          </table:table-cell>
          <table:table-cell office:value-type="string" calcext:value-type="string">
            <text:p>'A':</text:p>
          </table:table-cell>
          <table:table-cell office:value-type="float" office:value="218061728" calcext:value-type="float">
            <text:p>218061728</text:p>
          </table:table-cell>
          <table:table-cell table:formula="of:=[.D14]/[.$D$18]" office:value-type="percentage" office:value="0.00728730689925978" calcext:value-type="percentage">
            <text:p>0.7287%</text:p>
          </table:table-cell>
          <table:table-cell table:formula="of:=[.D14]/[.$D$20]" office:value-type="percentage" office:value="0.252995774981995" calcext:value-type="percentage">
            <text:p>25.2996%</text:p>
          </table:table-cell>
          <table:table-cell table:number-columns-repeated="3"/>
        </table:table-row>
        <table:table-row table:style-name="ro1">
          <table:table-cell office:value-type="time" office:time-value="PT20H57M01S" calcext:value-type="time">
            <text:p>08:57:01 PM</text:p>
          </table:table-cell>
          <table:table-cell office:value-type="string" calcext:value-type="string">
            <text:p>DBG</text:p>
          </table:table-cell>
          <table:table-cell office:value-type="string" calcext:value-type="string">
            <text:p>'G':</text:p>
          </table:table-cell>
          <table:table-cell office:value-type="float" office:value="266384395" calcext:value-type="float">
            <text:p>266384395</text:p>
          </table:table-cell>
          <table:table-cell table:formula="of:=[.D15]/[.$D$18]" office:value-type="percentage" office:value="0.00890218039333634" calcext:value-type="percentage">
            <text:p>0.8902%</text:p>
          </table:table-cell>
          <table:table-cell table:formula="of:=[.D15]/[.$D$20]" office:value-type="percentage" office:value="0.309059856923333" calcext:value-type="percentage">
            <text:p>30.9060%</text:p>
          </table:table-cell>
          <table:table-cell table:number-columns-repeated="3"/>
        </table:table-row>
        <table:table-row table:style-name="ro1">
          <table:table-cell office:value-type="time" office:time-value="PT20H57M01S" calcext:value-type="time">
            <text:p>08:57:01 PM</text:p>
          </table:table-cell>
          <table:table-cell office:value-type="string" calcext:value-type="string">
            <text:p>DBG</text:p>
          </table:table-cell>
          <table:table-cell office:value-type="string" calcext:value-type="string">
            <text:p>'.':</text:p>
          </table:table-cell>
          <table:table-cell office:value-type="float" office:value="5159631237" calcext:value-type="float">
            <text:p>5159631237</text:p>
          </table:table-cell>
          <table:table-cell table:formula="of:=[.D16]/[.$D$18]" office:value-type="percentage" office:value="0.172427397764299" calcext:value-type="percentage">
            <text:p>17.2427%</text:p>
          </table:table-cell>
          <table:table-cell table:formula="of:=[.D16]/[.$D$20]" office:value-type="percentage" office:value="5.98621736789191" calcext:value-type="percentage">
            <text:p>598.6217%</text:p>
          </table:table-cell>
          <table:table-cell table:number-columns-repeated="3"/>
        </table:table-row>
        <table:table-row table:style-name="ro1">
          <table:table-cell office:value-type="time" office:time-value="PT20H57M01S" calcext:value-type="time">
            <text:p>08:57:01 PM</text:p>
          </table:table-cell>
          <table:table-cell office:value-type="string" calcext:value-type="string">
            <text:p>DBG</text:p>
          </table:table-cell>
          <table:table-cell office:value-type="string" calcext:value-type="string">
            <text:p>'-':</text:p>
          </table:table-cell>
          <table:table-cell office:value-type="float" office:value="23901950306" calcext:value-type="float">
            <text:p>23901950306</text:p>
          </table:table-cell>
          <table:table-cell table:formula="of:=[.D17]/[.$D$18]" office:value-type="percentage" office:value="0.798768536635086" calcext:value-type="percentage">
            <text:p>79.8769%</text:p>
          </table:table-cell>
          <table:table-cell table:formula="of:=[.D17]/[.$D$20]" office:value-type="percentage" office:value="27.7311039250665" calcext:value-type="percentage">
            <text:p>2773.1104%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table:formula="of:=SUM([.D1:.D17])" office:value-type="float" office:value="29923500000" calcext:value-type="float">
            <text:p>29923500000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2"/>
          <table:table-cell/>
          <table:table-cell office:value-type="string" calcext:value-type="string">
            <text:p>ambig:</text:p>
          </table:table-cell>
          <table:table-cell table:style-name="ce3" table:formula="of:=SUM([.F1:.F10])" office:value-type="percentage" office:value="0.0000861380788368475" calcext:value-type="percentage">
            <text:p>0.01%</text:p>
          </table:table-cell>
        </table:table-row>
        <table:table-row table:style-name="ro1">
          <table:table-cell table:style-name="Default"/>
          <table:table-cell table:number-columns-repeated="2"/>
          <table:table-cell table:formula="of:=SUM([.D1:.D15])" office:value-type="float" office:value="861918457" calcext:value-type="float">
            <text:p>861918457</text:p>
          </table:table-cell>
          <table:table-cell table:style-name="Default"/>
          <table:table-cell table:style-name="ce3" table:formula="of:=SUM([.F1:.F15])" office:value-type="percentage" office:value="1" calcext:value-type="percentage">
            <text:p>100.00%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style-name="ce3" table:formula="of:=SUM([.F12:.F15])" office:value-type="percentage" office:value="0.999693809782287" calcext:value-type="percentage">
            <text:p>99.97%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style-name="ce3" table:formula="of:=SUM([.F1:.F11])" office:value-type="percentage" office:value="0.000306190217713368" calcext:value-type="percentage">
            <text:p>0.03%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1:Sheet1.D17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20">
      <number:number number:decimal-places="4" number:min-integer-digits="1"/>
      <number:text>%</number:text>
    </number:percentag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9">00/00/0000</text:date>, <text:time style:data-style-name="N2" text:time-value="18:01:11.9804001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s Czech</meta:initial-creator>
    <meta:creation-date>2017-11-06T20:57:45.120860468</meta:creation-date>
    <dc:date>2017-11-09T18:30:45.478507000</dc:date>
    <dc:creator>Lucas Czech</dc:creator>
    <meta:editing-duration>PT21S</meta:editing-duration>
    <meta:editing-cycles>3</meta:editing-cycles>
    <meta:generator>LibreOffice/4.2.8.2$Linux_X86_64 LibreOffice_project/420m0$Build-2</meta:generator>
    <meta:document-statistic meta:table-count="1" meta:cell-count="111" meta:object-count="0"/>
  </office:meta>
</office:document-meta>
</file>